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orime" svg:font-family="Dorim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7cbdf"/>
    </style:style>
    <style:style style:name="P2" style:family="paragraph" style:parent-style-name="Preformatted_20_Text">
      <style:paragraph-properties fo:text-align="center" style:justify-single-word="false"/>
      <style:text-properties fo:font-size="14pt" fo:font-style="italic" fo:font-weight="bold" officeooo:rsid="0017cbdf" officeooo:paragraph-rsid="0017cbd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4pt" fo:font-style="italic" fo:font-weight="bold" officeooo:rsid="0024160e" officeooo:paragraph-rsid="0024160e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4pt" fo:font-style="italic" fo:font-weight="bold" officeooo:rsid="002688f2" officeooo:paragraph-rsid="002688f2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14pt" fo:font-style="italic" fo:font-weight="bold" officeooo:rsid="0029b6cf" officeooo:paragraph-rsid="0029b6cf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size="14pt" fo:font-style="italic" fo:font-weight="normal" officeooo:rsid="0017cbdf" officeooo:paragraph-rsid="0017cbdf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4pt" fo:font-style="italic" fo:font-weight="normal" officeooo:rsid="002bcbe6" officeooo:paragraph-rsid="002bcbe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style="italic" fo:font-weight="bold" officeooo:rsid="001a4284" officeooo:paragraph-rsid="001a4284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size="12pt" fo:font-style="italic" fo:font-weight="bold" officeooo:rsid="001a4284" officeooo:paragraph-rsid="001ab119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12pt" fo:font-style="italic" fo:font-weight="bold" officeooo:rsid="001a4284" officeooo:paragraph-rsid="001b6796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2pt" fo:font-style="italic" fo:font-weight="bold" officeooo:rsid="001ef3a3" officeooo:paragraph-rsid="001ef3a3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size="12pt" fo:font-style="italic" fo:font-weight="bold" officeooo:rsid="0021b949" officeooo:paragraph-rsid="0021b949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Dorime" fo:font-size="13pt" fo:font-style="italic" fo:font-weight="bold" officeooo:rsid="001845ca" officeooo:paragraph-rsid="001845ca" style:font-size-asian="11.3500003814697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Dorime" fo:font-size="14pt" fo:font-style="italic" fo:font-weight="normal" officeooo:rsid="0017cbdf" officeooo:paragraph-rsid="0017cbdf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Dorime" fo:font-size="12pt" fo:font-style="italic" fo:font-weight="normal" officeooo:rsid="0017cbdf" officeooo:paragraph-rsid="0017cbdf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Dorime" fo:font-size="12pt" fo:font-style="italic" fo:font-weight="bold" officeooo:rsid="001845ca" officeooo:paragraph-rsid="001845ca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Dorime" fo:font-size="12pt" fo:font-style="italic" fo:font-weight="bold" officeooo:rsid="002821db" officeooo:paragraph-rsid="002821db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officeooo:paragraph-rsid="001ab119"/>
    </style:style>
    <style:style style:name="P19" style:family="paragraph" style:parent-style-name="Preformatted_20_Text">
      <style:paragraph-properties fo:text-align="start" style:justify-single-word="false"/>
      <style:text-properties officeooo:rsid="001ef3a3" officeooo:paragraph-rsid="001ef3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5ca" style:font-weight-asian="bold" style:font-weight-complex="bold"/>
    </style:style>
    <style:style style:name="T3" style:family="text">
      <style:text-properties fo:font-weight="bold" officeooo:rsid="002c37d5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845ca"/>
    </style:style>
    <style:style style:name="T7" style:family="text">
      <style:text-properties fo:font-size="14pt" fo:font-style="italic" fo:font-weight="bold" officeooo:rsid="0017cbdf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277e28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Liberation Mono" fo:font-size="14pt" fo:font-style="italic" fo:font-weight="bold" officeooo:rsid="001845ca" style:font-name-asian="Noto Sans Mono CJK SC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9fb0d" style:font-weight-asian="normal" style:font-weight-complex="normal"/>
    </style:style>
    <style:style style:name="T12" style:family="text">
      <style:text-properties style:font-name="Dorime"/>
    </style:style>
    <style:style style:name="T13" style:family="text">
      <style:text-properties style:font-name="Dorime" fo:font-weight="normal" style:font-weight-asian="normal" style:font-weight-complex="normal"/>
    </style:style>
    <style:style style:name="T14" style:family="text">
      <style:text-properties style:font-name="Dorime" fo:font-weight="normal" officeooo:rsid="001b6796" style:font-weight-asian="normal" style:font-weight-complex="normal"/>
    </style:style>
    <style:style style:name="T15" style:family="text">
      <style:text-properties style:font-name="Dorime" fo:font-weight="normal" officeooo:rsid="0020a2ca" style:font-weight-asian="normal" style:font-weight-complex="normal"/>
    </style:style>
    <style:style style:name="T16" style:family="text">
      <style:text-properties style:font-name="Dorime" fo:font-weight="normal" officeooo:rsid="00238f1f" style:font-weight-asian="normal" style:font-weight-complex="normal"/>
    </style:style>
    <style:style style:name="T17" style:family="text">
      <style:text-properties style:font-name="Dorime" fo:font-size="12pt" fo:font-style="italic" fo:font-weight="normal" officeooo:rsid="001a4284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Dorime" fo:font-size="12pt" fo:font-style="italic" fo:font-weight="normal" officeooo:rsid="001bad48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9" style:family="text">
      <style:text-properties style:font-name="Dorim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Dorime" fo:font-size="12pt" fo:font-style="italic" fo:font-weight="bold" officeooo:rsid="001a4284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officeooo:rsid="0029fb0d"/>
    </style:style>
    <style:style style:name="T22" style:family="text">
      <style:text-properties officeooo:rsid="002c3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HTML </text:span><text:span text:style-name="T8">e CSS </text:span><text:span text:style-name="T7">– </text:span><text:span text:style-name="T9">Anotações</text:span><text:span text:style-name="T7"> </text:span></text:p>
      <text:p text:style-name="P1"><text:span text:style-name="T7"/></text:p>
      <text:p text:style-name="P1"><text:span text:style-name="T7"/></text:p>
      <text:p text:style-name="P2"/>
      <text:p text:style-name="P17">HTML: </text:p>
      <text:p text:style-name="P17"/>
      <text:p text:style-name="P16">1 – Semântica: </text:p>
      <text:p text:style-name="P13"/>
      <text:p text:style-name="P14"><text:span text:style-name="T1">&lt;</text:span><text:span text:style-name="T5">section&gt;</text:span><text:span text:style-name="T4"> - Representa uma seção.</text:span></text:p>
      <text:p text:style-name="P15"><text:span text:style-name="T1">&lt;header&gt;</text:span> - Representa um cabeçalho da página ou de uma parte da página (como um article).</text:p>
      <text:p text:style-name="P15"><text:span text:style-name="T1">&lt;article&gt;</text:span> - Conteúdo relevante.</text:p>
      <text:p text:style-name="P15"><text:span text:style-name="T1">&lt;aside&gt;</text:span> - Conteúdo de barra lateral.</text:p>
      <text:p text:style-name="P15"><text:span text:style-name="T1">&lt;footer&gt;</text:span> - Rodapé.</text:p>
      <text:p text:style-name="P15"><text:span text:style-name="T1">&lt;h1&gt;</text:span> … <text:span text:style-name="T1">&lt;h6&gt;</text:span> - Títulos.</text:p>
      <text:p text:style-name="P15"/>
      <text:p text:style-name="P16">2 – Textos e links</text:p>
      <text:p text:style-name="P15"/>
      <text:p text:style-name="P15"><text:span text:style-name="T2">&lt;p&gt; </text:span><text:span text:style-name="T6">- Parágrafo.</text:span></text:p>
      <text:p text:style-name="P8"><text:span text:style-name="T12">&lt;a&gt; </text:span><text:span text:style-name="T13">- Links</text:span></text:p>
      <text:p text:style-name="P8"><text:span text:style-name="T13"><text:tab/>&lt;a href=”algum_link”&gt;Clique aqui&lt;/&gt;</text:span></text:p>
      <text:p text:style-name="P10"><text:span text:style-name="T13"><text:tab/>&lt;a href=”</text:span><text:span text:style-name="T14">mailto:exemplo@gmail.com”</text:span><text:span text:style-name="T13">&gt;Clique aqui&lt;/&gt;</text:span></text:p>
      <text:p text:style-name="P18"><text:span text:style-name="T17"><text:tab/>&lt;a target=”_blank”&gt;&lt;/&gt; - Abre em outra </text:span><text:span text:style-name="T18">aba</text:span><text:span text:style-name="T17">.</text:span></text:p>
      <text:p text:style-name="P19"><text:span text:style-name="T17"/></text:p>
      <text:p text:style-name="P19"><text:span text:style-name="T20">3 - </text:span><text:span text:style-name="T19">Imagens</text:span></text:p>
      <text:p text:style-name="P9"><text:span text:style-name="T13"><text:s/></text:span></text:p>
      <text:p text:style-name="P11"><text:span text:style-name="T12">&lt;img src=”” alt=””&gt; </text:span><text:span text:style-name="T13">- Imagem, </text:span><text:span text:style-name="T16">src</text:span><text:span text:style-name="T13"> é o caminho da imagem, e alt é a </text:span><text:span text:style-name="T15">descrição da foto caso não seja carregada</text:span><text:span text:style-name="T13">.</text:span></text:p>
      <text:p text:style-name="P11"><text:span text:style-name="T13"/></text:p>
      <text:p text:style-name="P12"><text:span text:style-name="T13">Link para otimizar imagens: tinypng.com</text:span></text:p>
      <text:p text:style-name="P6"/>
      <text:p text:style-name="P3">4 - Listas</text:p>
      <text:p text:style-name="P6"/>
      <text:p text:style-name="P3">&lt;ul&gt; <text:span text:style-name="T10">- Lista não ordenada.</text:span></text:p>
      <text:p text:style-name="P3">&lt;ol&gt; <text:span text:style-name="T10">- Lista Ordenada.</text:span></text:p>
      <text:p text:style-name="P4">&lt;li&gt; <text:span text:style-name="T10">- Item da lista.</text:span></text:p>
      <text:p text:style-name="P4"><text:span text:style-name="T10"/></text:p>
      <text:p text:style-name="P4"><text:span text:style-name="T10"/></text:p>
      <text:p text:style-name="P5">CSS3:</text:p>
      <text:p text:style-name="P5"/>
      <text:p text:style-name="P7"><text:span text:style-name="T1">Box mod</text:span><text:span text:style-name="T3">e</text:span><text:span text:style-name="T1">l:</text:span> margin, border, padding, content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orime" svg:font-family="Dorim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3T17:02:22.003064980</dc:date>
    <meta:editing-duration>PT1H43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23" meta:character-count="735" meta:non-whitespace-character-count="626"/>
  </office:meta>
</office:document-meta>
</file>